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Bob-Project</text:p>
      <text:p text:style-name="P2">LAFON Sylvain, MAINGRET François et LEVASSEUR Thoma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argi-1.2b1" svg:font-family="Gargi-1.2b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 Light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Light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afrs </meta:initial-creator>
    <meta:creation-date>2011-09-21T11:47:05</meta:creation-date>
    <dc:date>2011-10-03T11:44:43</dc:date>
    <dc:creator>Sylafrs </dc:creator>
    <meta:editing-duration>PT1M29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2" meta:word-count="10" meta:character-count="74" meta:non-whitespace-character-count="66"/>
  </office:meta>
</office:document-meta>
</file>